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FreeMono" svg:font-family="FreeMono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style:font-name="FreeMono" fo:font-size="12pt" style:text-underline-style="none" fo:font-weight="bold" officeooo:rsid="000ea4f8" officeooo:paragraph-rsid="0011a0dc" style:font-size-asian="12pt" style:font-weight-asian="bold" style:font-size-complex="12pt" style:font-weight-complex="bold"/>
    </style:style>
    <style:style style:name="P2" style:family="paragraph" style:parent-style-name="Standard">
      <style:text-properties style:font-name="FreeMono" fo:font-size="13pt" fo:font-weight="bold" officeooo:rsid="00166ac9" officeooo:paragraph-rsid="0011a0dc" style:font-size-asian="13pt" style:font-weight-asian="bold" style:font-size-complex="13pt" style:font-weight-complex="bold"/>
    </style:style>
    <style:style style:name="P3" style:family="paragraph" style:parent-style-name="Standard">
      <style:text-properties style:font-name="FreeMono" fo:font-size="13pt" fo:font-weight="bold" officeooo:paragraph-rsid="0011a0dc" style:font-size-asian="13pt" style:font-weight-asian="bold" style:font-size-complex="13pt" style:font-weight-complex="bold"/>
    </style:style>
    <style:style style:name="P4" style:family="paragraph" style:parent-style-name="Standard">
      <style:text-properties style:font-name="FreeMono" fo:font-size="13pt" fo:font-weight="bold" officeooo:paragraph-rsid="00160620" style:font-size-asian="13pt" style:font-weight-asian="bold" style:font-size-complex="13pt" style:font-weight-complex="bold"/>
    </style:style>
    <style:style style:name="P5" style:family="paragraph" style:parent-style-name="Standard">
      <style:text-properties style:font-name="FreeMono" fo:font-size="13pt" fo:font-weight="bold" officeooo:rsid="0012d420" officeooo:paragraph-rsid="0017325e" style:font-size-asian="13pt" style:font-weight-asian="bold" style:font-size-complex="13pt" style:font-weight-complex="bold"/>
    </style:style>
    <style:style style:name="P6" style:family="paragraph" style:parent-style-name="Standard">
      <style:text-properties style:font-name="FreeMono" fo:font-size="13pt" style:text-underline-style="none" fo:font-weight="bold" officeooo:rsid="00166ac9" officeooo:paragraph-rsid="0011a0dc" style:font-size-asian="13pt" style:font-weight-asian="bold" style:font-size-complex="13pt" style:font-weight-complex="bold"/>
    </style:style>
    <style:style style:name="P7" style:family="paragraph" style:parent-style-name="Standard">
      <style:text-properties style:font-name="FreeMono" fo:font-size="13pt" style:text-underline-style="none" fo:font-weight="bold" officeooo:rsid="00277287" officeooo:paragraph-rsid="00277287" style:font-size-asian="13pt" style:font-weight-asian="bold" style:font-size-complex="13pt" style:font-weight-complex="bold"/>
    </style:style>
    <style:style style:name="P8" style:family="paragraph" style:parent-style-name="Standard">
      <style:text-properties style:font-name="FreeMono" fo:font-size="14pt" fo:font-weight="bold" officeooo:rsid="000ea4f8" officeooo:paragraph-rsid="0011a0dc" style:font-size-asian="14pt" style:font-weight-asian="bold" style:font-size-complex="14pt" style:font-weight-complex="bold"/>
    </style:style>
    <style:style style:name="P9" style:family="paragraph" style:parent-style-name="Standard">
      <style:text-properties style:font-name="Nimbus Mono L" fo:font-size="11pt" style:text-underline-style="none" fo:font-weight="normal" officeooo:rsid="000ea4f8" officeooo:paragraph-rsid="0011a0dc" style:font-size-asian="11pt" style:font-weight-asian="normal" style:font-size-complex="11pt" style:font-weight-complex="normal"/>
    </style:style>
    <style:style style:name="P10" style:family="paragraph" style:parent-style-name="Standard">
      <style:text-properties style:font-name="Nimbus Mono L" fo:font-size="11pt" style:text-underline-style="none" fo:font-weight="normal" officeooo:rsid="002a08b4" officeooo:paragraph-rsid="002a08b4" style:font-size-asian="11pt" style:font-weight-asian="normal" style:font-size-complex="11pt" style:font-weight-complex="normal"/>
    </style:style>
    <style:style style:name="P11" style:family="paragraph" style:parent-style-name="Standard">
      <style:text-properties style:font-name="Nimbus Mono L" fo:font-size="11pt" style:text-underline-style="none" fo:font-weight="normal" officeooo:rsid="00277287" officeooo:paragraph-rsid="00277287" style:font-size-asian="9.60000038146973pt" style:font-weight-asian="normal" style:font-size-complex="11pt" style:font-weight-complex="normal"/>
    </style:style>
    <style:style style:name="P12" style:family="paragraph" style:parent-style-name="Standard">
      <style:text-properties style:font-name="Nimbus Mono L" fo:font-size="11pt" style:text-underline-style="none" fo:font-weight="normal" officeooo:rsid="002058cb" officeooo:paragraph-rsid="002a08b4" style:font-size-asian="9.60000038146973pt" style:font-weight-asian="normal" style:font-size-complex="11pt" style:font-weight-complex="normal"/>
    </style:style>
    <style:style style:name="P13" style:family="paragraph" style:parent-style-name="Standard">
      <style:text-properties style:font-name="Nimbus Mono L" fo:font-size="11pt" style:text-underline-style="none" fo:font-weight="normal" officeooo:rsid="002a08b4" officeooo:paragraph-rsid="002a08b4" style:font-size-asian="9.60000038146973pt" style:font-weight-asian="normal" style:font-size-complex="11pt" style:font-weight-complex="normal"/>
    </style:style>
    <style:style style:name="P14" style:family="paragraph" style:parent-style-name="Standard">
      <style:text-properties style:font-name="Nimbus Mono L" fo:font-size="11pt" style:text-underline-style="none" fo:font-weight="normal" officeooo:rsid="001db13c" officeooo:paragraph-rsid="002a08b4" style:font-size-asian="9.60000038146973pt" style:font-weight-asian="normal" style:font-size-complex="11pt" style:font-weight-complex="normal"/>
    </style:style>
    <style:style style:name="P15" style:family="paragraph" style:parent-style-name="Standard">
      <style:text-properties style:font-name="Nimbus Mono L" fo:font-size="11pt" style:text-underline-style="none" fo:font-weight="normal" officeooo:rsid="00183c7a" officeooo:paragraph-rsid="002a08b4" style:font-size-asian="9.60000038146973pt" style:font-weight-asian="normal" style:font-size-complex="11pt" style:font-weight-complex="normal"/>
    </style:style>
    <style:style style:name="T1" style:family="text">
      <style:text-properties style:text-underline-style="none" officeooo:rsid="00166ac9"/>
    </style:style>
    <style:style style:name="T2" style:family="text">
      <style:text-properties officeooo:rsid="00166ac9"/>
    </style:style>
    <style:style style:name="T3" style:family="text">
      <style:text-properties fo:font-size="14pt" officeooo:rsid="0013aca8" style:font-size-asian="14pt" style:font-size-complex="14pt"/>
    </style:style>
    <style:style style:name="T4" style:family="text">
      <style:text-properties officeooo:rsid="000ea4f8"/>
    </style:style>
    <style:style style:name="T5" style:family="text">
      <style:text-properties officeooo:rsid="002442e2"/>
    </style:style>
    <style:style style:name="T6" style:family="text">
      <style:text-properties style:text-position="0% 100%" style:font-name="Nimbus Mono L" fo:font-size="11pt" fo:font-weight="normal" officeooo:rsid="00265695" style:font-name-asian="Nimbus Mono L" style:font-size-asian="9.60000038146973pt" style:font-weight-asian="normal" style:font-name-complex="Nimbus Mono L" style:font-size-complex="11pt" style:font-weight-complex="normal"/>
    </style:style>
    <style:style style:name="T7" style:family="text">
      <style:text-properties officeooo:rsid="002a08b4"/>
    </style:style>
    <style:style style:name="T8" style:family="text">
      <style:text-properties style:font-name="FreeMono" fo:font-size="12pt" fo:font-weight="bold" style:font-size-asian="12pt" style:font-weight-asian="bold" style:font-size-complex="12pt" style:font-weight-complex="bold"/>
    </style:style>
    <style:style style:name="T9" style:family="text">
      <style:text-properties style:font-name="FreeMono" fo:font-size="12pt" fo:font-weight="bold" officeooo:rsid="002a08b4" style:font-size-asian="12pt" style:font-weight-asian="bold" style:font-size-complex="12pt" style:font-weight-complex="bold"/>
    </style:style>
    <style:style style:name="T10" style:family="text">
      <style:text-properties style:text-position="super 58%" officeooo:rsid="002a08b4"/>
    </style:style>
    <style:style style:name="T11" style:family="text">
      <style:text-properties style:text-position="super 58%" officeooo:rsid="002a08b4" style:font-name-asian="WenQuanYi Zen Hei Sharp" style:font-name-complex="Lohit Devanagari"/>
    </style:style>
    <style:style style:name="T12" style:family="text">
      <style:text-properties officeooo:rsid="00183c7a"/>
    </style:style>
    <style:style style:name="T13" style:family="text">
      <style:text-properties style:font-name="OpenSymbol" officeooo:rsid="002a08b4" style:font-name-asian="OpenSymbol" style:font-name-complex="OpenSymbol"/>
    </style:style>
    <style:style style:name="T14" style:family="text">
      <style:text-properties style:font-name-asian="WenQuanYi Zen Hei Sharp" style:font-name-complex="Lohit Devanagari"/>
    </style:style>
    <style:style style:name="T15" style:family="text">
      <style:text-properties officeooo:rsid="002a08b4" style:font-name-asian="WenQuanYi Zen Hei Sharp" style:font-name-complex="Lohit Devanagari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ASSIGNMENT NO</text:span><text:span text:style-name="T2">:12<text:tab/><text:tab/><text:tab/><text:tab/><text:tab/><text:tab/><text:tab/></text:span><text:span text:style-name="T1">DATE</text:span><text:span text:style-name="T2">:17/04/2015</text:span></text:p>
      <text:p text:style-name="P2"/>
      <text:p text:style-name="P4"><text:span text:style-name="T1">PROGRAM TITLE</text:span><text:span text:style-name="T2">:Sort an array in ascending order using Bubble and Insertion Sort Techniques</text:span><text:span text:style-name="T3"> </text:span></text:p>
      <text:p text:style-name="P8"/>
      <text:p text:style-name="P5"><text:span text:style-name="T4">T</text:span>HEORY:<text:span text:style-name="T6">L</text:span></text:p>
      <text:p text:style-name="P6"/>
      <text:p text:style-name="P6">PROGRAM ALGORITHM:</text:p>
      <text:p text:style-name="P6"/>
      <text:p text:style-name="P11"/>
      <text:p text:style-name="P7"/>
      <text:p text:style-name="P6">PROGRAM CODE:</text:p>
      <text:p text:style-name="P6"/>
      <text:p text:style-name="P10">//C Program for Menu Driven Sorting</text:p>
      <text:p text:style-name="P10">#include &lt;stdio.h&gt;</text:p>
      <text:p text:style-name="P10">int modbubblesort(int *a,int n);//Fucntion that sorts the array elements using Modified Bubble Sort</text:p>
      <text:p text:style-name="P10">int insertionsort(int *a,int n);//Fucntion that sorts the array elements using Insertion Sort</text:p>
      <text:p text:style-name="P10">int display(int *a,int n);//Displays the array</text:p>
      <text:p text:style-name="P10">int main()</text:p>
      <text:p text:style-name="P10">{</text:p>
      <text:p text:style-name="P10"><text:tab/>int i,n,ch;</text:p>
      <text:p text:style-name="P10"><text:tab/>do</text:p>
      <text:p text:style-name="P10"><text:tab/>{</text:p>
      <text:p text:style-name="P10"><text:tab/><text:tab/>printf("\n\tEnter the number of elements::");</text:p>
      <text:p text:style-name="P10"><text:tab/><text:tab/>scanf("%d",&amp;n);</text:p>
      <text:p text:style-name="P10"><text:tab/><text:tab/>int a[n];</text:p>
      <text:p text:style-name="P10"><text:tab/><text:tab/>printf("\n\tEnter the elements::");</text:p>
      <text:p text:style-name="P10"><text:tab/><text:tab/>for(i=0;i&lt;n;)</text:p>
      <text:p text:style-name="P10"><text:tab/><text:tab/>{</text:p>
      <text:p text:style-name="P10"><text:tab/><text:tab/><text:tab/>scanf("%d",&amp;a[i++]);</text:p>
      <text:p text:style-name="P10"><text:tab/><text:tab/>}</text:p>
      <text:p text:style-name="P10"><text:tab/><text:tab/>printf("\n\tMenu::\n\t1.Sort Using Bubble Sort.\n\t2.Sort Using Insertion Sort.\n\t3.Exit.\n\tEnter Choice::");</text:p>
      <text:p text:style-name="P10"><text:tab/><text:tab/>scanf("%d",&amp;ch);</text:p>
      <text:p text:style-name="P10"><text:tab/><text:tab/>switch(ch)</text:p>
      <text:p text:style-name="P10"><text:tab/><text:tab/>{</text:p>
      <text:p text:style-name="P10"><text:tab/><text:tab/><text:tab/>case 1: modbubblesort(a,n);</text:p>
      <text:p text:style-name="P10"><text:tab/><text:tab/><text:tab/><text:tab/>printf("\n\tThe array after sorting is::\n");</text:p>
      <text:p text:style-name="P10"><text:tab/><text:tab/><text:tab/><text:tab/>display(a,n);</text:p>
      <text:p text:style-name="P10"><text:tab/><text:tab/><text:tab/><text:tab/>break;</text:p>
      <text:p text:style-name="P10"><text:tab/><text:tab/><text:tab/>case 2: insertionsort(a,n);</text:p>
      <text:p text:style-name="P10"><text:tab/><text:tab/><text:tab/><text:tab/>printf("\n\tThe array after sorting is::\n");</text:p>
      <text:p text:style-name="P10"><text:tab/><text:tab/><text:tab/><text:tab/>display(a,n);</text:p>
      <text:p text:style-name="P10"><text:tab/><text:tab/><text:tab/><text:tab/>break;</text:p>
      <text:p text:style-name="P10"><text:tab/><text:tab/><text:tab/>case 3: printf("\n\tProgram Terminated.\n");</text:p>
      <text:p text:style-name="P10"><text:tab/><text:tab/><text:tab/><text:tab/>break;</text:p>
      <text:p text:style-name="P10"><text:tab/><text:tab/><text:tab/>default:printf("\n\tInvalid Choice. Enter Again.\n");</text:p>
      <text:p text:style-name="P10"><text:tab/><text:tab/>}</text:p>
      <text:p text:style-name="P10"><text:tab/>}</text:p>
      <text:p text:style-name="P10"><text:tab/>while(ch!=3);</text:p>
      <text:p text:style-name="P10"><text:tab/>return 0;</text:p>
      <text:p text:style-name="P10">}</text:p>
      <text:p text:style-name="P10">int modbubblesort(int *a,int n)</text:p>
      <text:p text:style-name="P10"><text:soft-page-break/>{</text:p>
      <text:p text:style-name="P10"><text:tab/>int i,j,flag,tmp;</text:p>
      <text:p text:style-name="P10"><text:tab/>for(i=0;i&lt;n;i++)</text:p>
      <text:p text:style-name="P10"><text:tab/>{</text:p>
      <text:p text:style-name="P10"><text:tab/><text:tab/>flag=0;</text:p>
      <text:p text:style-name="P10"><text:tab/><text:tab/>for(j=0;j&lt;n-i-1;j++)</text:p>
      <text:p text:style-name="P10"><text:tab/><text:tab/>{</text:p>
      <text:p text:style-name="P10"><text:tab/><text:tab/><text:tab/>if(a[j]&gt;a[j+1])</text:p>
      <text:p text:style-name="P10"><text:tab/><text:tab/><text:tab/>{</text:p>
      <text:p text:style-name="P10"><text:tab/><text:tab/><text:tab/><text:tab/>flag=1;</text:p>
      <text:p text:style-name="P10"><text:tab/><text:tab/><text:tab/><text:tab/>tmp=a[j];</text:p>
      <text:p text:style-name="P10"><text:tab/><text:tab/><text:tab/><text:tab/>a[j]=a[j+1];</text:p>
      <text:p text:style-name="P10"><text:tab/><text:tab/><text:tab/><text:tab/>a[j+1]=tmp;</text:p>
      <text:p text:style-name="P10"><text:tab/><text:tab/><text:tab/>}</text:p>
      <text:p text:style-name="P10"><text:tab/><text:tab/>}</text:p>
      <text:p text:style-name="P10"><text:tab/><text:tab/>printf("\n\tThe array after pass %d::",i+1);</text:p>
      <text:p text:style-name="P10"><text:tab/><text:tab/>display(a,n);</text:p>
      <text:p text:style-name="P10"><text:tab/><text:tab/>if(flag==0)//Indicates that all the elements are in their correct position and that no swapping has been done</text:p>
      <text:p text:style-name="P10"><text:tab/><text:tab/><text:tab/>return 1;</text:p>
      <text:p text:style-name="P10"><text:tab/>}</text:p>
      <text:p text:style-name="P10"><text:tab/>return 0;</text:p>
      <text:p text:style-name="P10">}</text:p>
      <text:p text:style-name="P10">int insertionsort(int *a,int n)</text:p>
      <text:p text:style-name="P10">{</text:p>
      <text:p text:style-name="P10"><text:tab/>int i,j,key;</text:p>
      <text:p text:style-name="P10"><text:tab/>for(i=1;i&lt;n;i++)</text:p>
      <text:p text:style-name="P10"><text:tab/>{</text:p>
      <text:p text:style-name="P10"><text:tab/><text:tab/>key=a[i];</text:p>
      <text:p text:style-name="P10"><text:tab/><text:tab/>for(j=i-1;(j&gt;=0)&amp;&amp;(a[j]&gt;key);j--)</text:p>
      <text:p text:style-name="P10"><text:tab/><text:tab/>{</text:p>
      <text:p text:style-name="P10"><text:tab/><text:tab/><text:tab/>a[j+1]=a[j];</text:p>
      <text:p text:style-name="P10"><text:tab/><text:tab/>}</text:p>
      <text:p text:style-name="P10"><text:tab/><text:tab/>a[j+1]=key;//inserts the key at proper position</text:p>
      <text:p text:style-name="P10"><text:tab/><text:tab/>printf("\n\tThe array after pass %d::",i);</text:p>
      <text:p text:style-name="P10"><text:tab/><text:tab/>display(a,n);</text:p>
      <text:p text:style-name="P10"><text:tab/>}</text:p>
      <text:p text:style-name="P10"><text:tab/>return 0;</text:p>
      <text:p text:style-name="P10">}</text:p>
      <text:p text:style-name="P10">int display(int *a,int n)</text:p>
      <text:p text:style-name="P10">{</text:p>
      <text:p text:style-name="P10"><text:tab/>int i;</text:p>
      <text:p text:style-name="P10"><text:tab/>for(i=0;i&lt;n;printf("\t%d",a[i++]));</text:p>
      <text:p text:style-name="P10"><text:tab/>return 0;</text:p>
      <text:p text:style-name="P10">}</text:p>
      <text:p text:style-name="P9"/>
      <text:p text:style-name="P6">OUTPUT:</text:p>
      <text:p text:style-name="P6"/>
      <text:p text:style-name="P12"><text:tab/><text:span text:style-name="T9">Set 1:</text:span></text:p>
      <text:p text:style-name="P12"><text:span text:style-name="T7"><text:tab/>Enter the number of elements::5</text:span></text:p>
      <text:p text:style-name="P13"></text:p>
      <text:p text:style-name="P13"><text:tab/>Enter the elements::2 -1 9 4 8 <text:s/></text:p>
      <text:p text:style-name="P13"></text:p>
      <text:p text:style-name="P13"><text:tab/>Menu::</text:p>
      <text:p text:style-name="P13"><text:tab/>1.Sort Using Bubble Sort.</text:p>
      <text:p text:style-name="P13"><text:soft-page-break/><text:tab/>2.Sort Using Insertion Sort.</text:p>
      <text:p text:style-name="P13"><text:tab/>3.Exit.</text:p>
      <text:p text:style-name="P13"><text:tab/>Enter Choice::1</text:p>
      <text:p text:style-name="P13"></text:p>
      <text:p text:style-name="P13"><text:tab/>The array after pass 1::<text:tab/>-1<text:tab/>2<text:tab/>4<text:tab/>8<text:tab/>9</text:p>
      <text:p text:style-name="P13"><text:tab/>The array after pass 2::<text:tab/>-1<text:tab/>2<text:tab/>4<text:tab/>8<text:tab/>9</text:p>
      <text:p text:style-name="P13"><text:tab/>The array after sorting is::</text:p>
      <text:p text:style-name="P13"><text:tab/>-1<text:tab/>2<text:tab/>4<text:tab/>8<text:tab/>9</text:p>
      <text:p text:style-name="P13"><text:tab/>Enter the number of elements::5</text:p>
      <text:p text:style-name="P13"></text:p>
      <text:p text:style-name="P13"><text:tab/>Enter the elements::2 -1 9 4 8</text:p>
      <text:p text:style-name="P13"></text:p>
      <text:p text:style-name="P13"><text:tab/>Menu::</text:p>
      <text:p text:style-name="P13"><text:tab/>1.Sort Using Bubble Sort.</text:p>
      <text:p text:style-name="P13"><text:tab/>2.Sort Using Insertion Sort.</text:p>
      <text:p text:style-name="P13"><text:tab/>3.Exit.</text:p>
      <text:p text:style-name="P13"><text:tab/>Enter Choice::2</text:p>
      <text:p text:style-name="P13"></text:p>
      <text:p text:style-name="P13"><text:tab/>The array after pass 1::<text:tab/>-1<text:tab/>2<text:tab/>9<text:tab/>4<text:tab/>8</text:p>
      <text:p text:style-name="P13"><text:tab/>The array after pass 2::<text:tab/>-1<text:tab/>2<text:tab/>9<text:tab/>4<text:tab/>8</text:p>
      <text:p text:style-name="P13"><text:tab/>The array after pass 3::<text:tab/>-1<text:tab/>2<text:tab/>4<text:tab/>9<text:tab/>8</text:p>
      <text:p text:style-name="P13"><text:tab/>The array after pass 4::<text:tab/>-1<text:tab/>2<text:tab/>4<text:tab/>8<text:tab/>9</text:p>
      <text:p text:style-name="P13"><text:tab/>The array after sorting is::</text:p>
      <text:p text:style-name="P13"><text:tab/>-1<text:tab/>2<text:tab/>4<text:tab/>8<text:tab/>9</text:p>
      <text:p text:style-name="P13"><text:tab/>Enter the number of elements::0</text:p>
      <text:p text:style-name="P13"></text:p>
      <text:p text:style-name="P13"><text:tab/>Enter the elements::</text:p>
      <text:p text:style-name="P13"><text:tab/>Menu::</text:p>
      <text:p text:style-name="P13"><text:tab/>1.Sort Using Bubble Sort.</text:p>
      <text:p text:style-name="P13"><text:tab/>2.Sort Using Insertion Sort.</text:p>
      <text:p text:style-name="P13"><text:tab/>3.Exit.</text:p>
      <text:p text:style-name="P13"><text:tab/>Enter Choice::3</text:p>
      <text:p text:style-name="P13"></text:p>
      <text:p text:style-name="P13"><text:tab/>Program Terminated.</text:p>
      <text:p text:style-name="P13"><text:tab/></text:p>
      <text:p text:style-name="P13"><text:tab/><text:span text:style-name="T8">Set 2:</text:span></text:p>
      <text:p text:style-name="P13"><text:tab/>Enter the number of elements::5</text:p>
      <text:p text:style-name="P13"></text:p>
      <text:p text:style-name="P13"><text:tab/>Enter the elements::2 9 8 7 1</text:p>
      <text:p text:style-name="P13"></text:p>
      <text:p text:style-name="P13"><text:tab/>Menu::</text:p>
      <text:p text:style-name="P13"><text:tab/>1.Sort Using Bubble Sort.</text:p>
      <text:p text:style-name="P13"><text:tab/>2.Sort Using Insertion Sort.</text:p>
      <text:p text:style-name="P13"><text:tab/>3.Exit.</text:p>
      <text:p text:style-name="P13"><text:tab/>Enter Choice::1</text:p>
      <text:p text:style-name="P13"></text:p>
      <text:p text:style-name="P13"><text:tab/>The array after pass 1::<text:tab/>2<text:tab/>8<text:tab/>7<text:tab/>1<text:tab/>9</text:p>
      <text:p text:style-name="P13"><text:tab/>The array after pass 2::<text:tab/>2<text:tab/>7<text:tab/>1<text:tab/>8<text:tab/>9</text:p>
      <text:p text:style-name="P13"><text:tab/>The array after pass 3::<text:tab/>2<text:tab/>1<text:tab/>7<text:tab/>8<text:tab/>9</text:p>
      <text:p text:style-name="P13"><text:tab/>The array after pass 4::<text:tab/>1<text:tab/>2<text:tab/>7<text:tab/>8<text:tab/>9</text:p>
      <text:p text:style-name="P13"><text:tab/>The array after pass 5::<text:tab/>1<text:tab/>2<text:tab/>7<text:tab/>8<text:tab/>9</text:p>
      <text:p text:style-name="P13"><text:tab/>The array after sorting is::</text:p>
      <text:p text:style-name="P13"><text:tab/>1<text:tab/>2<text:tab/>7<text:tab/>8<text:tab/>9</text:p>
      <text:p text:style-name="P13"><text:tab/>Enter the number of elements::5</text:p>
      <text:p text:style-name="P13"></text:p>
      <text:p text:style-name="P13"><text:soft-page-break/><text:tab/>Enter the elements::2 9 8 7 1</text:p>
      <text:p text:style-name="P13"></text:p>
      <text:p text:style-name="P13"><text:tab/>Menu::</text:p>
      <text:p text:style-name="P13"><text:tab/>1.Sort Using Bubble Sort.</text:p>
      <text:p text:style-name="P13"><text:tab/>2.Sort Using Insertion Sort.</text:p>
      <text:p text:style-name="P13"><text:tab/>3.Exit.</text:p>
      <text:p text:style-name="P13"><text:tab/>Enter Choice::2</text:p>
      <text:p text:style-name="P13"></text:p>
      <text:p text:style-name="P13"><text:tab/>The array after pass 1::<text:tab/>2<text:tab/>9<text:tab/>8<text:tab/>7<text:tab/>1</text:p>
      <text:p text:style-name="P13"><text:tab/>The array after pass 2::<text:tab/>2<text:tab/>8<text:tab/>9<text:tab/>7<text:tab/>1</text:p>
      <text:p text:style-name="P13"><text:tab/>The array after pass 3::<text:tab/>2<text:tab/>7<text:tab/>8<text:tab/>9<text:tab/>1</text:p>
      <text:p text:style-name="P13"><text:tab/>The array after pass 4::<text:tab/>1<text:tab/>2<text:tab/>7<text:tab/>8<text:tab/>9</text:p>
      <text:p text:style-name="P13"><text:tab/>The array after sorting is::</text:p>
      <text:p text:style-name="P13"><text:tab/>1<text:tab/>2<text:tab/>7<text:tab/>8<text:tab/>9</text:p>
      <text:p text:style-name="P13"><text:tab/>Enter the number of elements::0</text:p>
      <text:p text:style-name="P13"></text:p>
      <text:p text:style-name="P13"><text:tab/>Enter the elements::</text:p>
      <text:p text:style-name="P13"><text:tab/>Menu::</text:p>
      <text:p text:style-name="P13"><text:tab/>1.Sort Using Bubble Sort.</text:p>
      <text:p text:style-name="P13"><text:tab/>2.Sort Using Insertion Sort.</text:p>
      <text:p text:style-name="P13"><text:tab/>3.Exit.</text:p>
      <text:p text:style-name="P13"><text:tab/>Enter Choice::3</text:p>
      <text:p text:style-name="P13"></text:p>
      <text:p text:style-name="P13"><text:tab/>Program Terminated.</text:p>
      <text:p text:style-name="P1"/>
      <text:p text:style-name="P6">DISCUSSION:</text:p>
      <text:p text:style-name="P6"/>
      <text:p text:style-name="P15">1.The complexity of <text:span text:style-name="T7">Bubble Sort</text:span> is O(n<text:span text:style-name="T10">2</text:span>). <text:span text:style-name="T7">The Best case complexity changes slightly from </text:span><text:span text:style-name="T13"></text:span><text:span text:style-name="T15">(</text:span><text:span text:style-name="T14">n</text:span><text:span text:style-name="T11">2</text:span><text:span text:style-name="T15">) to </text:span><text:span text:style-name="T13"></text:span><text:span text:style-name="T15">(</text:span><text:span text:style-name="T14">n</text:span><text:span text:style-name="T15">) as we are using Modified Bubble Sort.</text:span></text:p>
      <text:p text:style-name="P14"><text:span text:style-name="T5">2</text:span>.<text:span text:style-name="T12">The complexity of Insertion Sort is O(n</text:span><text:span text:style-name="T10">2</text:span><text:span text:style-name="T12">).</text:span></text:p>
      <text:p text:style-name="P13">3.By analysing the results in Set 1 we see that while Bubble sort requires 2 passes to completely sort the given set of values, Insertion Sort takes 4 passes to do the same.</text:p>
      <text:p text:style-name="P13">4.By analysing the results in Set 2 we see that while Bubble sort requires 5 passes to completely sort the given set of values, Insertion Sort takes 4 passes to do the sam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FreeMono" svg:font-family="FreeMono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9T19:11:52.634919132</meta:creation-date>
    <dc:date>2015-04-18T11:16:59.074895249</dc:date>
    <meta:editing-duration>PT1H6M20S</meta:editing-duration>
    <meta:editing-cycles>25</meta:editing-cycles>
    <meta:generator>LibreOffice/4.1.3.2$Linux_X86_64 LibreOffice_project/410$Build-2</meta:generator>
    <meta:document-statistic meta:table-count="0" meta:image-count="0" meta:object-count="0" meta:page-count="4" meta:paragraph-count="180" meta:word-count="654" meta:character-count="4190" meta:non-whitespace-character-count="3313"/>
  </office:meta>
</office:document-meta>
</file>